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9.196cm" svg:height="15.783cm" svg:x="7.4cm" svg:y="4.967cm">
            <draw:object draw:notify-on-update-of-ranges="Sheet1.A1:Sheet1.A1 Sheet1.A2:Sheet1.A8 Sheet1.B1:Sheet1.B1 Sheet1.B2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29.034cm" svg:height="18.434cm" svg:x="7.485cm" svg:y="41.648cm">
            <draw:object draw:notify-on-update-of-ranges="Sheet1.A1:Sheet1.A1 Sheet1.A2:Sheet1.A8 Sheet1.B1:Sheet1.B1 Sheet1.B2:Sheet1.B8 Sheet1.C1:Sheet1.C1 Sheet1.C2:Sheet1.C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string" calcext:value-type="string">
            <text:p>Dogs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Cats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Bird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mall mammal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ptil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42">
          <table:table-cell table:number-columns-repeated="4"/>
        </table:table-row>
        <table:table-row table:style-name="ro1">
          <table:table-cell table:number-columns-repeated="3"/>
          <table:table-cell>
            <draw:frame draw:z-index="1" draw:style-name="gr1" draw:text-style-name="P1" svg:width="29.243cm" svg:height="16.47cm" svg:x="0.072cm" svg:y="0.105cm">
              <draw:object draw:notify-on-update-of-ranges="Sheet1.A1:Sheet1.A1 Sheet1.A2:Sheet1.A8 Sheet1.C1:Sheet1.C1 Sheet1.C2:Sheet1.C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4:10:18.536632149</meta:creation-date>
    <dc:date>2023-02-23T15:11:38.546795983</dc:date>
    <meta:editing-duration>PT40M29S</meta:editing-duration>
    <meta:editing-cycles>1</meta:editing-cycles>
    <meta:document-statistic meta:table-count="1" meta:cell-count="23" meta:object-count="3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197cm" svg:height="15.784cm" xlink:href=".." xlink:type="simple" chart:class="chart:bar" chart:style-name="ch1">
        <chart:title svg:x="12.279cm" svg:y="0.451cm" chart:style-name="ch2">
          <text:p>Pet Ownership in 2019</text:p>
        </chart:title>
        <chart:legend chart:legend-position="end" svg:x="27.701cm" svg:y="7.593cm" style:legend-expansion="high" chart:style-name="ch3"/>
        <chart:plot-area chart:style-name="ch4" table:cell-range-address="Sheet1.A1:Sheet1.B8" chart:data-source-has-labels="both" svg:x="1.594cm" svg:y="1.545cm" svg:width="25.524cm" svg:height="12.943cm">
          <chart:coordinate-region svg:x="2.215cm" svg:y="1.745cm" svg:width="24.903cm" svg:height="12.096cm"/>
          <chart:axis chart:dimension="x" chart:name="primary-x" chart:style-name="ch5" chartooo:axis-type="auto">
            <chartooo:date-scale/>
            <chart:title svg:x="13.664cm" svg:y="14.803cm" chart:style-name="ch6">
              <text:p>Pet Type</text:p>
            </chart:title>
            <chart:categories table:cell-range-address="Sheet1.A2:Sheet1.A8"/>
          </chart:axis>
          <chart:axis chart:dimension="y" chart:name="primary-y" chart:style-name="ch7">
            <chart:title svg:x="0.451cm" svg:y="10.031cm" chart:style-name="ch8">
              <text:p>Household Penetration (%)</text:p>
            </chart:title>
            <chart:grid chart:style-name="ch9" chart:class="major"/>
          </chart:axis>
          <chart:series chart:style-name="ch10" chart:values-cell-range-address="Sheet1.B2:Sheet1.B8" chart:label-cell-address="Sheet1.B1:Sheet1.B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9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gs</text:p>
                <draw:g>
                  <svg:desc>Sheet1.A2:Sheet1.A8</svg:desc>
                </draw:g>
              </table:table-cell>
              <table:table-cell office:value-type="float" office:value="40">
                <text:p>40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Cats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Fish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Birds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mall mammal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ptil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244cm" svg:height="16.471cm" xlink:href=".." xlink:type="simple" chart:class="chart:bar" chart:style-name="ch1">
        <chart:title svg:x="12.303cm" svg:y="0.465cm" chart:style-name="ch2">
          <text:p>Pet Ownership in 2021</text:p>
        </chart:title>
        <chart:legend chart:legend-position="end" svg:x="27.748cm" svg:y="7.936cm" style:legend-expansion="high" chart:style-name="ch3"/>
        <chart:plot-area chart:style-name="ch4" table:cell-range-address="Sheet1.A1:Sheet1.A8 Sheet1.C1:Sheet1.C8" chart:data-source-has-labels="both" svg:x="1.595cm" svg:y="1.573cm" svg:width="25.569cm" svg:height="13.588cm">
          <chart:coordinate-region svg:x="2.216cm" svg:y="1.772cm" svg:width="24.948cm" svg:height="12.742cm"/>
          <chart:axis chart:dimension="x" chart:name="primary-x" chart:style-name="ch5" chartooo:axis-type="auto">
            <chartooo:date-scale/>
            <chart:title svg:x="13.687cm" svg:y="15.49cm" chart:style-name="ch6">
              <text:p>Pet Type</text:p>
            </chart:title>
            <chart:categories table:cell-range-address="Sheet1.A2:Sheet1.A8"/>
          </chart:axis>
          <chart:axis chart:dimension="y" chart:name="primary-y" chart:style-name="ch7">
            <chart:title svg:x="0.451cm" svg:y="10.29cm" chart:style-name="ch8">
              <text:p>Houshold Penetration (%)</text:p>
            </chart:title>
            <chart:grid chart:style-name="ch9" chart:class="major"/>
          </chart:axis>
          <chart:series chart:style-name="ch10" chart:values-cell-range-address="Sheet1.C2:Sheet1.C8" chart:label-cell-address="Sheet1.C1:Sheet1.C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1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gs</text:p>
                <draw:g>
                  <svg:desc>Sheet1.A2:Sheet1.A8</svg:desc>
                </draw:g>
              </table:table-cell>
              <table:table-cell office:value-type="float" office:value="47">
                <text:p>47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Cats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ish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Birds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mall mammal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eptil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035cm" svg:height="18.435cm" xlink:href=".." xlink:type="simple" chart:class="chart:bar" chart:style-name="ch1">
        <chart:title svg:x="11.881cm" svg:y="0.504cm" chart:style-name="ch2">
          <text:p>Pet Ownership 2019-2021</text:p>
        </chart:title>
        <chart:legend chart:legend-position="end" svg:x="27.539cm" svg:y="8.669cm" style:legend-expansion="high" chart:style-name="ch3"/>
        <chart:plot-area chart:style-name="ch4" table:cell-range-address="Sheet1.A1:Sheet1.C8" chart:data-source-has-labels="both" svg:x="1.591cm" svg:y="1.651cm" svg:width="25.368cm" svg:height="15.435cm">
          <chart:coordinate-region svg:x="2.212cm" svg:y="1.851cm" svg:width="24.747cm" svg:height="14.588cm"/>
          <chart:axis chart:dimension="x" chart:name="primary-x" chart:style-name="ch5" chartooo:axis-type="auto">
            <chartooo:date-scale/>
            <chart:title svg:x="13.583cm" svg:y="17.454cm" chart:style-name="ch6">
              <text:p>Pet Type</text:p>
            </chart:title>
            <chart:categories table:cell-range-address="Sheet1.A2:Sheet1.A8"/>
          </chart:axis>
          <chart:axis chart:dimension="y" chart:name="primary-y" chart:style-name="ch7">
            <chart:title svg:x="0.451cm" svg:y="11.383cm" chart:style-name="ch8">
              <text:p>Household Penetration (%)</text:p>
            </chart:title>
            <chart:grid chart:style-name="ch9" chart:class="major"/>
          </chart:axis>
          <chart:series chart:style-name="ch10" chart:values-cell-range-address="Sheet1.B2:Sheet1.B8" chart:label-cell-address="Sheet1.B1:Sheet1.B1" chart:class="chart:bar">
            <chart:data-point chart:repeated="7"/>
          </chart:series>
          <chart:series chart:style-name="ch11" chart:values-cell-range-address="Sheet1.C2:Sheet1.C8" chart:label-cell-address="Sheet1.C1:Sheet1.C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9</text:p>
                <draw:g>
                  <svg:desc>Sheet1.B1:Sheet1.B1</svg:desc>
                </draw:g>
              </table:table-cell>
              <table:table-cell office:value-type="string">
                <text:p>2021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gs</text:p>
                <draw:g>
                  <svg:desc>Sheet1.A2:Sheet1.A8</svg:desc>
                </draw:g>
              </table:table-cell>
              <table:table-cell office:value-type="float" office:value="40">
                <text:p>40</text:p>
                <draw:g>
                  <svg:desc>Sheet1.B2:Sheet1.B8</svg:desc>
                </draw:g>
              </table:table-cell>
              <table:table-cell office:value-type="float" office:value="47">
                <text:p>47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Cats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ish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Birds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mall mammals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eptiles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